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0f75" officeooo:paragraph-rsid="00040f75"/>
    </style:style>
    <style:style style:name="P2" style:family="paragraph" style:parent-style-name="Text_20_body" style:list-style-name="L1">
      <style:text-properties officeooo:rsid="00040f75" officeooo:paragraph-rsid="00040f75"/>
    </style:style>
    <style:style style:name="P3" style:family="paragraph" style:parent-style-name="Text_20_body" style:list-style-name="L1"/>
    <style:style style:name="T1" style:family="text">
      <style:text-properties officeooo:rsid="00068f10"/>
    </style:style>
    <style:style style:name="Sect1" style:family="section">
      <style:section-properties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 – Week 1 Homework </text:p>
      <text:list xml:id="list537854764442170500" text:style-name="L1">
        <text:list-item>
          <text:p text:style-name="P2">Today’s cloud computing systems are similar to previous generations of distributed systems in that they involve (select the best answer): (1 point)</text:p>
          <text:list>
            <text:list-item>
              <text:p text:style-name="P3">New programming paradigms <text:span text:style-name="T1">x </text:span></text:p>
            </text:list-item>
            <text:list-item>
              <text:p text:style-name="P3">New paradigms for storage like NoSQL storage systems</text:p>
            </text:list-item>
            <text:list-item>
              <text:p text:style-name="P3">On-demand access to cloud resources, with pay-as-you-go pricing</text:p>
            </text:list-item>
            <text:list-item>
              <text:p text:style-name="P3">Servers coordinating with each other</text:p>
            </text:list-item>
          </text:list>
        </text:list-item>
        <text:list-item>
          <text:p text:style-name="P2">A datacenter run by an upstart company called Zahoo! consumed about 1000 kWh in 2014. If only 500 kWh of this total power was used in running IT equipment (servers, routers, etc.), then the PUE of Zahoo’s datacenters is: (1 point)</text:p>
          <text:list>
            <text:list-item>
              <text:p text:style-name="P3">1.0</text:p>
            </text:list-item>
            <text:list-item>
              <text:p text:style-name="P3">1.5</text:p>
            </text:list-item>
            <text:list-item>
              <text:p text:style-name="P3">750</text:p>
            </text:list-item>
            <text:list-item>
              <text:p text:style-name="P3">2.0 <text:span text:style-name="T1">x </text:span></text:p>
            </text:list-item>
          </text:list>
        </text:list-item>
        <text:list-item>
          <text:p text:style-name="P2">The Hadoop Capacity Scheduler runs at: (1 point)</text:p>
          <text:list>
            <text:list-item>
              <text:p text:style-name="P3">Map</text:p>
            </text:list-item>
            <text:list-item>
              <text:p text:style-name="P3">AM <text:span text:style-name="T1">x</text:span></text:p>
            </text:list-item>
            <text:list-item>
              <text:p text:style-name="P3">NM</text:p>
            </text:list-item>
            <text:list-item>
              <text:p text:style-name="P3">RM</text:p>
            </text:list-item>
          </text:list>
        </text:list-item>
        <text:list-item>
          <text:p text:style-name="P2">Someone in your company decides to run Hadoop on a cluster of eight machines, out of which seven machines are each quad core 2.2 GHz, 16 GB RAM, 1 TB hard disk, and the eighth machine is single core 2.2 GHz, 2 GB RAM, 1 TB hard disk. Further, this person has initialized the cluster with the setting where each of the eight machines is configured to run at most four containers (Map or Reduce tasks) at any time – the containers at each machine equally split all the resources at the machine. For a job that contains 32 Map tasks, you claim that this will result in: (1 point)</text:p>
          <text:list>
            <text:list-item>
              <text:p text:style-name="P3">No scheduling at all</text:p>
            </text:list-item>
            <text:list-item>
              <text:p text:style-name="P3">Long job completion time due to straggler tasks at the 2 GB node <text:span text:style-name="T1">x</text:span></text:p>
            </text:list-item>
            <text:list-item>
              <text:p text:style-name="P3">None of these options</text:p>
            </text:list-item>
            <text:list-item>
              <text:p text:style-name="P3">Long job completion time due to straggler tasks at the 16 GB nodes</text:p>
            </text:list-item>
          </text:list>
        </text:list-item>
        <text:list-item>
          <text:p text:style-name="P2">In MapReduce, a difference between the Map and Reduce functions is: (1 point)</text:p>
          <text:list>
            <text:list-item>
              <text:p text:style-name="P3"><text:soft-page-break/>Map processes a set of all key-value pairs sharing the same key, while Reduce processes each input line separately.</text:p>
            </text:list-item>
            <text:list-item>
              <text:p text:style-name="P3">Both Map and Reduce process a set of all key-value pairs sharing the same key.</text:p>
            </text:list-item>
            <text:list-item>
              <text:p text:style-name="P3">Both Map and Reduce process each input line separately.</text:p>
            </text:list-item>
            <text:list-item>
              <text:p text:style-name="P3">Reduce processes a set of all key-value pairs sharing the same key, while Map processes each input line separately. <text:span text:style-name="T1">x</text:span></text:p>
            </text:list-item>
          </text:list>
        </text:list-item>
        <text:list-item>
          <text:p text:style-name="P2">Which of the following is a private cloud? (1 point)</text:p>
          <text:list>
            <text:list-item>
              <text:p text:style-name="P3">Yahoo’s internal Grid clusters, accessible to only Yahoo employees <text:span text:style-name="T1">x</text:span></text:p>
            </text:list-item>
            <text:list-item>
              <text:p text:style-name="P3">Amazon Web Services Simple Storage Service</text:p>
            </text:list-item>
            <text:list-item>
              <text:p text:style-name="P3">EMC’s data-hosting services</text:p>
            </text:list-item>
            <text:list-item>
              <text:p text:style-name="P3">Microsoft Azure</text:p>
            </text:list-item>
          </text:list>
        </text:list-item>
        <text:list-item>
          <text:p text:style-name="P2">In MapReduce, one writes a program for Map that processes one input line at a time and outputs a (key, value) or nothing; and one writes a program for Reduce that processes an input of (key, all values for key). The iteration over input lines is done automatically by the MapReduce framework. You are given an input file containing information from an asymmetrical social network (e.g,. Twitter) about which users “follow” which other users. If user a follows b, the entry line is (a, b). In an input line, a and b are different from each other. You need to write a MapReduce program that outputs all pairs of users (a,b) who follow each other. Someone has written half of a MapReduce program where the shuffle traffic has key = (a,b), i.e., a pair of users. The Reduce function invoked on this key counts the number of occurrences of this key and if this count is 2, outputs the key as its final result. </text:p>
        </text:list-item>
      </text:list>
      <text:section text:style-name="Sect1" text:name="prompt-UQIcseVSEeWlEQpaxuz5NQ">
        <text:list xml:id="list134840217612196" text:continue-numbering="true" text:style-name="L1">
          <text:list-item>
            <text:list>
              <text:list-item>
                <text:p text:style-name="P3">You’re asked to write the Map function that takes as input (a,b) lines. The Map function should do the following: (1 point)</text:p>
              </text:list-item>
            </text:list>
          </text:list-item>
        </text:list>
      </text:section>
      <text:list xml:id="list134840813914004" text:continue-numbering="true" text:style-name="L1">
        <text:list-item>
          <text:list>
            <text:list-item>
              <text:p text:style-name="P3">Output &lt;key,value&gt;= &lt;(b,a),2&gt; <text:span text:style-name="T1">x </text:span></text:p>
            </text:list-item>
            <text:list-item>
              <text:p text:style-name="P3">if (a&lt;b) then output &lt;key,value&gt;= &lt;(a,b),1&gt;, otherwise output &lt;key,value&gt;= &lt;(b,a),1&gt;</text:p>
            </text:list-item>
            <text:list-item>
              <text:p text:style-name="P3">Output &lt;key,value&gt;= &lt;(b,a),1&gt;</text:p>
            </text:list-item>
            <text:list-item>
              <text:p text:style-name="P3">Output &lt;key,value&gt;= &lt;(a,b),1&g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48:45.984438506</meta:creation-date>
    <dc:date>2018-09-10T13:48:39.488944867</dc:date>
    <meta:editing-duration>PT4M6S</meta:editing-duration>
    <meta:editing-cycles>2</meta:editing-cycles>
    <meta:generator>LibreOffice/5.1.6.2$Linux_X86_64 LibreOffice_project/10m0$Build-2</meta:generator>
    <meta:document-statistic meta:table-count="0" meta:image-count="0" meta:object-count="0" meta:page-count="2" meta:paragraph-count="37" meta:word-count="603" meta:character-count="3320" meta:non-whitespace-character-count="2783"/>
  </office:meta>
</office:document-meta>
</file>